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bcac" officeooo:paragraph-rsid="000ebc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15:38:39.367036065</meta:creation-date>
    <dc:date>2020-06-29T15:39:09.419181448</dc:date>
    <meta:editing-duration>PT3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